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982d" officeooo:paragraph-rsid="001a982d"/>
    </style:style>
    <style:style style:name="P2" style:family="paragraph" style:parent-style-name="Standard">
      <style:text-properties style:text-underline-style="none" officeooo:rsid="001a982d" officeooo:paragraph-rsid="001a9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ning page 28</text:p>
      <text:p text:style-name="P1"/>
      <text:p text:style-name="P2">1. Photocopier.</text:p>
      <text:p text:style-name="P2">2. Computer</text:p>
      <text:p text:style-name="P2">3. Optical Character Recognition.</text:p>
      <text:p text:style-name="P2">4. Text, color pictures, and small 3d objects.</text:p>
      <text:p text:style-name="P2">5. 35 mm slides or film negtives.</text:p>
      <text:p text:style-name="P2">6. small pictures or log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31:00.037000958</meta:creation-date>
    <dc:date>2019-11-13T12:37:49.100554991</dc:date>
    <meta:editing-duration>PT6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1" meta:character-count="182" meta:non-whitespace-character-count="158"/>
  </office:meta>
</office:document-meta>
</file>